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P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P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P22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P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P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P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P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P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P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P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P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P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P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P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P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P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P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P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P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P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P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P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P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P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P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P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P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P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P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P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P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P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P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P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P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P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P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P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P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P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P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P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P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P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P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P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P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P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P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P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P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P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P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P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P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P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P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P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P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P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P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P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P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P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P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P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P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P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P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P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P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P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P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P17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P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P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P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P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P181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P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P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P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P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P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P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P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P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P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P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P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P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P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P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P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P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P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P22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P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P22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P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6:23:20.718804216</dc:date>
    <meta:editing-duration>P1DT14H36M17S</meta:editing-duration>
    <meta:editing-cycles>69</meta:editing-cycles>
    <meta:document-statistic meta:table-count="2" meta:cell-count="1333" meta:object-count="0"/>
  </office:meta>
</office:document-meta>
</file>